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ans-Italic" svg:font-family="LiberationSans-Italic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21.5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Sans-Italic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italic" style:font-weight-asian="norm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72bf44"/>
    </style:style>
    <style:style style:name="ce15" style:family="table-cell" style:parent-style-name="Default">
      <style:text-properties style:font-name="LiberationSans-Italic" fo:language="none" fo:country="none" fo:font-style="italic" style:font-name-asian="LiberationSans-Italic" style:language-asian="none" style:country-asian="none" style:font-style-asian="italic" style:font-name-complex="LiberationSans-Italic" style:language-complex="none" style:country-complex="none" style:font-style-complex="italic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200"/>
    </style:style>
    <style:style style:name="ce18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Sans-Italic" fo:font-style="italic" style:font-name-asian="LiberationSans-Italic" style:font-name-complex="LiberationSans-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ommon Problems" table:style-name="ta1">
        <table:table-column table:style-name="co1" table:default-cell-style-name="Default"/>
        <table:table-row table:style-name="ro1">
          <table:table-cell office:value-type="string" calcext:value-type="string">
            <text:p>‘&lt;&lt;’ has a problem of width inference. See ‘chisel-book’ Leros chapter</text:p>
          </table:table-cell>
        </table:table-row>
        <table:table-row table:style-name="ro1">
          <table:table-cell office:value-type="string" calcext:value-type="string">
            <text:p>always @(posedge nvdla_core_clk or negedge nvdla_core_rstn) need to be replaced by always @(posedge nvdla_core_clk)</text:p>
          </table:table-cell>
        </table:table-row>
      </table:table>
      <table:table table:name="rams" table:style-name="ta1">
        <table:table-column table:style-name="co1" table:number-columns-repeated="7" table:default-cell-style-name="Default"/>
        <table:table-column table:style-name="co1" table:default-cell-style-name="ce8"/>
        <table:table-row table:style-name="ro1">
          <table:table-cell table:style-name="ce7" office:value-type="string" calcext:value-type="string">
            <text:p>nv_rams_rws dout failed, but pass the tester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nv_rams_rwspdout_r failed, dout failed, but pass the tester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nv_rams_rwspdout failed due to the same reason with 1&amp;2, haven’t tested on tester ye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rying to prove $equiv for \dout [13]: failed.</text:p>
            <text:p>  Trying to prove $equiv for \dout [5]: failed.</text:p>
            <text:p>  Trying to prove $equiv for \dout_r [1]: failed.</text:p>
            <text:p>  Trying to prove $equiv for \dout [12]: failed.</text:p>
            <text:p>  Trying to prove $equiv for \dout [11]: failed.</text:p>
            <text:p>  Trying to prove $equiv for \dout [10]: failed.</text:p>
            <text:p>  Trying to prove $equiv for \dout [9]: failed.</text:p>
            <text:p>  Trying to prove $equiv for \dout [26]: failed.</text:p>
            <text:p>  Trying to prove $equiv for \dout [28]: failed.</text:p>
            <text:p>  Trying to prove $equiv for \dout [29]: failed.</text:p>
            <text:p>  Trying to prove $equiv for \dout_r [2]: failed.</text:p>
            <text:p>  Trying to prove $equiv for \dout_r [3]: failed.</text:p>
            <text:p>  Trying to prove $equiv for \dout_r [4]: failed.</text:p>
            <text:p>  Trying to prove $equiv for \dout_r [5]: failed.</text:p>
            <text:p>  Trying to prove $equiv for \dout [30]: failed.</text:p>
            <text:p>  Trying to prove $equiv for \dout [31]: failed.</text:p>
            <text:p>  Trying to prove $equiv for \dout_r [6]: failed.</text:p>
            <text:p>  Trying to prove $equiv for \dout_r [7]: failed.</text:p>
            <text:p>  Trying to prove $equiv for \dout_r [8]: failed.</text:p>
            <text:p>  Trying to prove $equiv for \dout_r [9]: failed.</text:p>
            <text:p>  Trying to prove $equiv for \dout_r [10]: failed.</text:p>
            <text:p>  Trying to prove $equiv for \dout_r [11]: failed.</text:p>
            <text:p>  Trying to prove $equiv for \dout_r [12]: failed.</text:p>
            <text:p>  Trying to prove $equiv for \dout_r [13]: failed.</text:p>
            <text:p>  Trying to prove $equiv for \dout_r [14]: failed.</text:p>
            <text:p>  Trying to prove $equiv for \dout_r [15]: failed.</text:p>
            <text:p>  Trying to prove $equiv for \dout_r [16]: failed.</text:p>
            <text:p>  Trying to prove $equiv for \dout [6]: failed.</text:p>
            <text:p>  Trying to prove $equiv for \dout [7]: failed.</text:p>
            <text:p>  Trying to prove $equiv for \dout [8]: failed.</text:p>
            <text:p>  Trying to prove $equiv for \dout [21]: failed.</text:p>
            <text:p>  Trying to prove $equiv for \dout [23]: failed.</text:p>
            <text:p>  Trying to prove $equiv for \dout [0]: failed.</text:p>
            <text:p>  Trying to prove $equiv for \dout [20]: failed.</text:p>
            <text:p>  Trying to prove $equiv for \dout [1]: failed.</text:p>
            <text:p>  Trying to prove $equiv for \dout [17]: failed.</text:p>
            <text:p>  Trying to prove $equiv for \dout [25]: failed.</text:p>
            <text:p>  Trying to prove $equiv for \dout [2]: failed.</text:p>
            <text:p>  Trying to prove $equiv for \dout [18]: failed.</text:p>
            <text:p>  Trying to prove $equiv for \dout [3]: failed.</text:p>
            <text:p>  Trying to prove $equiv for \dout [19]: failed.</text:p>
            <text:p>  Trying to prove $equiv for \dout [4]: failed.</text:p>
            <text:p>  Trying to prove $equiv for \dout_r [31]: failed.</text:p>
            <text:p>  Trying to prove $equiv for \dout_r [17]: failed.</text:p>
            <text:p>  Trying to prove $equiv for \dout_r [18]: failed.</text:p>
            <text:p>  Trying to prove $equiv for \dout_r [19]: failed.</text:p>
            <text:p>  Trying to prove $equiv for \dout_r [20]: failed.</text:p>
            <text:p>  Trying to prove $equiv for \dout_r [21]: failed.</text:p>
            <text:p>  Trying to prove $equiv for \dout_r [22]: failed.</text:p>
            <text:p>  Trying to prove $equiv for \dout_r [23]: failed.</text:p>
            <text:p>  Trying to prove $equiv for \dout_r [24]: failed.</text:p>
            <text:p>  Trying to prove $equiv for \dout_r [25]: failed.</text:p>
            <text:p>  Trying to prove $equiv for \dout_r [26]: failed.</text:p>
            <text:p>  Trying to prove $equiv for \dout_r [27]: failed.</text:p>
            <text:p>  Trying to prove $equiv for \dout_r [28]: failed.</text:p>
            <text:p>  Trying to prove $equiv for \dout_r [29]: failed.</text:p>
            <text:p>  Trying to prove $equiv for \dout_r [30]: failed.</text:p>
            <text:p>  Trying to prove $equiv for \dout [14]: failed.</text:p>
            <text:p>  Trying to prove $equiv for \dout [15]: failed.</text:p>
            <text:p>  Trying to prove $equiv for \dout [16]: failed.</text:p>
            <text:p>  Trying to prove $equiv for \dout [27]: failed.</text:p>
            <text:p>  Trying to prove $equiv for \dout_r [0]: failed.</text:p>
            <text:p>  Trying to prove $equiv for \dout [24]: failed.</text:p>
            <text:p>  Trying to prove $equiv for \dout [22]: failed.</text:p>
          </table:table-cell>
          <table:table-cell table:number-columns-repeated="7"/>
        </table:table-row>
        <table:table-row table:style-name="ro1" table:number-rows-repeated="104857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cc" table:style-name="ta1">
        <table:table-column table:style-name="co1" table:number-columns-repeated="7" table:default-cell-style-name="Default"/>
        <table:table-column table:style-name="co1" table:default-cell-style-name="ce8"/>
        <table:table-row table:style-name="ro1">
          <table:table-cell table:style-name="ce15" office:value-type="string" calcext:value-type="string">
            <text:p>NV_NVDLA_CACC_CALC_int8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<text:span text:style-name="T1">Unproven $equiv $auto$equiv_make.cc:241:find_same_wires$369: \out_partial_valid_gold \out_partial_valid_gate</text:span></text:p>
            <text:p><text:span text:style-name="T1">Unproven $equiv $auto$equiv_make.cc:241:find_same_wires$334: \out_final_valid_gold \out_final_valid_gate</text:span></text:p>
            <text:p><text:span text:style-name="T1">Unproven $equiv $auto$equiv_make.cc:241:find_same_wires$333: \out_final_sat_gold \out_final_sat_gate</text:span></text:p>
            <text:p><text:span text:style-name="T1">Unproven $equiv $auto$equiv_make.cc:270:find_same_wires$264: \i_sat_vld_gold \i_sat_vld_gate</text:span></text:p>
            <text:p><text:span text:style-name="T1">Unproven $equiv $auto$equiv_make.cc:270:find_same_wires$263: \i_sat_sel_gold \i_sat_sel_gate</text:span>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dual_r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fix on 12/16</text:p>
          </table:table-cell>
        </table:table-row>
        <table:table-row table:style-name="ro1">
          <table:table-cell office:value-type="string" calcext:value-type="string">
            <text:p>NV_soDLA_CACC_assembly_ctr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accu_ctrl_pd [12]: failed.</text:p>
          </table:table-cell>
          <table:table-cell table:number-columns-repeated="4"/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Trying to prove $equiv for \cfg_in_en_mask: failed.</text:p>
          </table:table-cell>
          <table:table-cell table:number-columns-repeated="4"/>
          <table:table-cell office:value-type="string" calcext:value-type="string">
            <text:p>waived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NV_soDLA_CACC_assembly_buff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calculat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und 2152 unproven $equiv cells (68 groups) in equiv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abuf_wr_addr:</text:p>
          </table:table-cell>
          <table:table-cell table:number-columns-repeated="4"/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Grouping SAT models for \dp2reg_sat_count:</text:p>
          </table:table-cell>
          <table:table-cell table:number-columns-repeated="4"/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Trying to prove $equiv for \calc_valid: failed.</text:p>
          </table:table-cell>
          <table:table-cell table:number-columns-repeated="4"/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Grouping SAT models for \calc_pout_0:</text:p>
          </table:table-cell>
          <table:table-cell table:number-columns-repeated="4"/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Trying to prove $equiv for \sat_reg_en: failed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livery buff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acc2sdp_pd : failed.</text:p>
          </table:table-cell>
          <table:table-cell table:number-columns-repeated="3"/>
          <table:table-cell office:value-type="string" calcext:value-type="string">
            <text:p>due to the dbuf_rd_data, waiv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livery ctrl</text:p>
          </table:table-cell>
          <table:table-cell table:number-columns-repeated="7"/>
        </table:table-row>
        <table:table-row table:style-name="ro4">
          <table:table-cell table:style-name="ce16" office:value-type="string" calcext:value-type="string">
            <text:p>dbuf_wr width problem</text:p>
          </table:table-cell>
          <table:table-cell table:number-columns-repeated="2"/>
          <table:table-cell office:value-type="string" calcext:value-type="string">
            <text:p>fix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"/>Trying to prove $equiv for \dbuf_wr_data [0]: failed.</text:p>
          </table:table-cell>
          <table:table-cell table:number-columns-repeated="3"/>
          <table:table-cell office:value-type="string" calcext:value-type="string">
            <text:p>fix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Trying to prove $equiv for \dlv_end_tag1_vld: failed.</text:p>
          </table:table-cell>
          <table:table-cell table:number-columns-repeated="3"/>
          <table:table-cell office:value-type="string" calcext:value-type="string">
            <text:p>fixed</text:p>
          </table:table-cell>
          <table:table-cell table:number-columns-repeated="3"/>
        </table:table-row>
        <table:table-row table:style-name="ro1" table:number-rows-repeated="104854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mac" table:style-name="ta1">
        <table:table-column table:style-name="co1" table:number-columns-repeated="5" table:default-cell-style-name="Default"/>
        <table:table-column table:style-name="co1" table:default-cell-style-name="ce17"/>
        <table:table-column table:style-name="co1" table:default-cell-style-name="Default"/>
        <table:table-column table:style-name="co1" table:default-cell-style-name="ce8"/>
        <table:table-row table:style-name="ro1">
          <table:table-cell office:value-type="string" calcext:value-type="string">
            <text:p>module</text:p>
          </table:table-cell>
          <table:table-cell table:number-columns-repeated="4"/>
          <table:table-cell office:value-type="string" calcext:value-type="string">
            <text:p>PeekPokeTester</text:p>
          </table:table-cell>
          <table:table-cell/>
          <table:table-cell office:value-type="string" calcext:value-type="string">
            <text:p>Firesim</text:p>
          </table:table-cell>
        </table:table-row>
        <table:table-row table:style-name="ro1">
          <table:table-cell office:value-type="string" calcext:value-type="string">
            <text:p>NV_NVDLA_CMAC_CORE_activate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mac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rt_in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rt_out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REG_dual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_NVDLA_CMAC_reg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_NVDLA_CMAC_REG_single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 table:number-rows-repeated="104856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sc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sc_dual_reg</text:p>
          </table:table-cell>
          <table:table-cell table:number-columns-repeated="4"/>
          <table:table-cell office:value-type="string" calcext:value-type="string">
            <text:p>fixed on 12/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Trying to prove $equiv for \reg_rd_data [2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2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2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2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2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2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2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2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2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2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3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3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1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1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1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1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1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18]: failed.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csc_d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 [0]: failed.</text:p>
          </table:table-cell>
          <table:table-cell table:number-columns-repeated="4"/>
          <table:table-cell office:value-type="string" calcext:value-type="string">
            <text:p>fix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Grouping SAT models for \sc2buf_dat_rd_addr:</text:p>
          </table:table-cell>
          <table:table-cell table:number-columns-repeated="4"/>
          <table:table-cell office:value-type="string" calcext:value-type="string">
            <text:p>fix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Grouping SAT models for \sc2mac_dat_a_mask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1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1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1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1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1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1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1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2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2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2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2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2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2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2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2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2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2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3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3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3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3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3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3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3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3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3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3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4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4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4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4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4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4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4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4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4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4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5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5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5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5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5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5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5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5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5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5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6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6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6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6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0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0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0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0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0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0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0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4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5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6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7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7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7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7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7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7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7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7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7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8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8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8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8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8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8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8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8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8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9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9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9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9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9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9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9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9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9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1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0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0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0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0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0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0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0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1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1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2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2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2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2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2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2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2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2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1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3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3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3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3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3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3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3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3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14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4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4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4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4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4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4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4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4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15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5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5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5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5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5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5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5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5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16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6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6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6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6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6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6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6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6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17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7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7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7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7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7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7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7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7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18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8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8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8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8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8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8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8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8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19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9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9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9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9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9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9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9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9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2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0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0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0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0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0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0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0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2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2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2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2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2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2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2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2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2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2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2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3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3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3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3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3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3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3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3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24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4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4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4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4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4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4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4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4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25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5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5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5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5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5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5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5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5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26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6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6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6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6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6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6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6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6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27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7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7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7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7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7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7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7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7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28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8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8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8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8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8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8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8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8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29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9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9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9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9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9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9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9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9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3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0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0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0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0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0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0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0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3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3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2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2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2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2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2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2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2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2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3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3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3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3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3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3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3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3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3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34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4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4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4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4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4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4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4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4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35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5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5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5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5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5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5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5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5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36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6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6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6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6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6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6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6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6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37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7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7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7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7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7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7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7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7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38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8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8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8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8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8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8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8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8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39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9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9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9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9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9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9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9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9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4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0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0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0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0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0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0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0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4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4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2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2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2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2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2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2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2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2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4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3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3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3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3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3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3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3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3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44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4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4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4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4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4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4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4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4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45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5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5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5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5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5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5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5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5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46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6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6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6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6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6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6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6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6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47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7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7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7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7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7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7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7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7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48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8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8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8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8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8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8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8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8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49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9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9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9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9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9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9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9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9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5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0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0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0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0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0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0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0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5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5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2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2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2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2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2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2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2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2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5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3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3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3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3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3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3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3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3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54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4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4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4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4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4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4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4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4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55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5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5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5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5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5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5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5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5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56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6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6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6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6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6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6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6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6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57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7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7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7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7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7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7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7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7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58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8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8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8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8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8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8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8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8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59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9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9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9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9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9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9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9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9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6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0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0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0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0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0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0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0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6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6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2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2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2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2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2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2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2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2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6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3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3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3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3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3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3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3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3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mask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1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1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1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1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1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1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1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2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2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2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2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2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2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2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2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2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2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3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3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3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3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3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3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3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3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3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3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4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4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4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4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4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4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4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4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4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4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5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5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5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5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5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5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5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5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5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5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6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6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6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6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0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0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0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0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0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0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0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4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5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6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7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7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7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7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7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7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7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7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7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8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8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8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8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8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8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8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8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8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9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9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9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9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9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9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9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9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9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1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0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0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0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0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0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0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0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1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1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2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2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2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2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2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2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2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2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1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3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3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3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3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3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3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3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3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14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4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4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4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4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4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4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4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4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15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5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5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5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5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5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5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5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5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16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6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6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6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6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6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6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6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6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17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7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7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7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7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7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7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7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7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18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8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8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8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8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8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8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8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8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19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9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9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9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9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9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9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9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9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2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0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0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0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0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0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0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0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2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2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2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2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2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2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2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2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2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2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2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3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3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3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3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3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3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3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3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24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4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4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4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4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4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4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4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4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25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5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5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5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5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5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5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5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5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26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6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6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6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6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6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6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6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6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27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7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7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7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7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7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7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7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7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28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8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8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8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8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8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8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8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8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29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9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9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9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9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9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9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9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9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3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0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0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0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0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0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0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0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3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3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2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2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2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2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2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2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2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2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3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3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3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3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3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3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3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3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3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34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4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4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4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4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4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4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4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4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35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5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5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5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5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5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5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5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5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36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6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6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6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6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6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6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6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6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37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7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7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7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7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7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7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7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7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38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8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8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8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8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8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8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8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8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39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9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9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9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9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9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9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9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9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4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0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0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0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0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0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0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0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4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4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2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2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2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2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2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2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2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2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4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3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3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3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3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3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3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3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3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44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4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4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4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4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4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4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4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4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45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5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5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5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5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5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5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5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5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46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6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6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6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6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6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6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6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6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47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7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7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7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7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7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7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7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7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48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8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8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8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8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8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8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8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8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49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9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9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9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9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9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9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9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9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5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0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0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0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0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0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0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0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5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5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2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2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2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2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2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2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2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2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5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3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3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3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3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3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3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3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3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54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4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4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4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4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4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4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4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4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55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5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5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5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5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5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5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5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5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56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6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6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6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6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6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6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6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6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57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7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7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7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7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7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7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7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7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58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8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8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8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8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8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8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8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8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59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9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9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9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9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9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9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9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9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6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0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0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0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0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0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0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0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6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6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2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2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2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2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2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2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2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2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6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3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3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3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3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3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3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3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3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lcg_wg_en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{ \dat_rsp_pd [26:7] \dat_rsp_pd [0] }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1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1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1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1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1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1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1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2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2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2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2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2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2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2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cdma_dat_entries_w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_w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_w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_w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_w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_w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_w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_w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_w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_w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_w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_w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_w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_w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_w [1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_w [1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in_pvld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dl_pd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1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1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1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1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1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1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1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2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2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2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2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2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2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2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2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2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2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3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batch_cnt:</text:p>
          </table:table-cell>
          <table:table-cell table:number-columns-repeated="6"/>
          <table:table-cell office:value-type="string" calcext:value-type="string">
            <text:p><text:s/>Proving existence of base case for step 1. (1528066 clauses over 576377 variables)</text:p>
          </table:table-cell>
        </table:table-row>
        <table:table-row table:style-name="ro1">
          <table:table-cell office:value-type="string" calcext:value-type="string">
            <text:p><text:s text:c="2"/>Trying to prove $equiv for \batch_cnt [0]: failed.</text:p>
          </table:table-cell>
          <table:table-cell table:number-columns-repeated="6"/>
          <table:table-cell office:value-type="string" calcext:value-type="string">
            <text:p><text:s text:c="2"/>Proving induction step 1. (3209891 clauses over 1198889 variables)</text:p>
          </table:table-cell>
        </table:table-row>
        <table:table-row table:style-name="ro1">
          <table:table-cell office:value-type="string" calcext:value-type="string">
            <text:p><text:s text:c="2"/>Trying to prove $equiv for \batch_cnt [1]: failed.</text:p>
          </table:table-cell>
          <table:table-cell table:number-columns-repeated="6"/>
          <table:table-cell office:value-type="string" calcext:value-type="string">
            <text:p><text:s text:c="2"/>Proof for induction step failed. Extending to next time step.</text:p>
          </table:table-cell>
        </table:table-row>
        <table:table-row table:style-name="ro1">
          <table:table-cell office:value-type="string" calcext:value-type="string">
            <text:p><text:s text:c="2"/>Trying to prove $equiv for \batch_cnt [2]: failed.</text:p>
          </table:table-cell>
          <table:table-cell table:number-columns-repeated="6"/>
          <table:table-cell office:value-type="string" calcext:value-type="string">
            <text:p><text:s text:c="2"/>Proving existence of base case for step 2. (3209892 clauses over 1198889 variables)</text:p>
          </table:table-cell>
        </table:table-row>
        <table:table-row table:style-name="ro1">
          <table:table-cell office:value-type="string" calcext:value-type="string">
            <text:p><text:s text:c="2"/>Trying to prove $equiv for \batch_cnt [3]: failed.</text:p>
          </table:table-cell>
          <table:table-cell table:number-columns-repeated="6"/>
          <table:table-cell office:value-type="string" calcext:value-type="string">
            <text:p><text:s text:c="2"/>Proving induction step 2. (4891717 clauses over 1821401 variables)</text:p>
          </table:table-cell>
        </table:table-row>
        <table:table-row table:style-name="ro1">
          <table:table-cell office:value-type="string" calcext:value-type="string">
            <text:p><text:s text:c="2"/>Trying to prove $equiv for \batch_cnt [4]: failed.</text:p>
          </table:table-cell>
          <table:table-cell table:number-columns-repeated="6"/>
          <table:table-cell office:value-type="string" calcext:value-type="string">
            <text:p><text:s text:c="2"/>Proof for induction step failed. Extending to next time step.</text:p>
          </table:table-cell>
        </table:table-row>
        <table:table-row table:style-name="ro1">
          <table:table-cell office:value-type="string" calcext:value-type="string">
            <text:p><text:s/>Grouping SAT models for \stripe_cnt:</text:p>
          </table:table-cell>
          <table:table-cell table:number-columns-repeated="6"/>
          <table:table-cell office:value-type="string" calcext:value-type="string">
            <text:p><text:s text:c="2"/>Proving existence of base case for step 3. (4891718 clauses over 1821401 variables)</text:p>
          </table:table-cell>
        </table:table-row>
        <table:table-row table:style-name="ro1">
          <table:table-cell office:value-type="string" calcext:value-type="string">
            <text:p><text:s text:c="2"/>Trying to prove $equiv for \stripe_cnt [0]: failed.</text:p>
          </table:table-cell>
          <table:table-cell table:number-columns-repeated="6"/>
          <table:table-cell office:value-type="string" calcext:value-type="string">
            <text:p><text:s text:c="2"/>Proving induction step 3. (6573543 clauses over 2443913 variables)</text:p>
          </table:table-cell>
        </table:table-row>
        <table:table-row table:style-name="ro1">
          <table:table-cell office:value-type="string" calcext:value-type="string">
            <text:p><text:s text:c="2"/>Trying to prove $equiv for \stripe_cnt [1]: failed.</text:p>
          </table:table-cell>
          <table:table-cell table:number-columns-repeated="6"/>
          <table:table-cell office:value-type="string" calcext:value-type="string">
            <text:p><text:s text:c="2"/>Proof for induction step failed. Extending to next time step.</text:p>
          </table:table-cell>
        </table:table-row>
        <table:table-row table:style-name="ro1">
          <table:table-cell office:value-type="string" calcext:value-type="string">
            <text:p><text:s text:c="2"/>Trying to prove $equiv for \stripe_cnt [2]: failed.</text:p>
          </table:table-cell>
          <table:table-cell table:number-columns-repeated="6"/>
          <table:table-cell office:value-type="string" calcext:value-type="string">
            <text:p><text:s text:c="2"/>Proving existence of base case for step 4. (6573544 clauses over 2443913 variables)</text:p>
          </table:table-cell>
        </table:table-row>
        <table:table-row table:style-name="ro1">
          <table:table-cell office:value-type="string" calcext:value-type="string">
            <text:p><text:s text:c="2"/>Trying to prove $equiv for \stripe_cnt [3]: failed.</text:p>
          </table:table-cell>
          <table:table-cell table:number-columns-repeated="6"/>
          <table:table-cell office:value-type="string" calcext:value-type="string">
            <text:p><text:s text:c="2"/>Proving induction step 4. (8255369 clauses over 3066425 variables)</text:p>
          </table:table-cell>
        </table:table-row>
        <table:table-row table:style-name="ro1">
          <table:table-cell office:value-type="string" calcext:value-type="string">
            <text:p><text:s text:c="2"/>Trying to prove $equiv for \stripe_cnt [4]: failed.</text:p>
          </table:table-cell>
          <table:table-cell table:number-columns-repeated="6"/>
          <table:table-cell office:value-type="string" calcext:value-type="string">
            <text:p><text:s text:c="2"/>Proof for induction step failed. Trying to prove individual $equiv from workset.</text:p>
          </table:table-cell>
        </table:table-row>
        <table:table-row table:style-name="ro1">
          <table:table-cell office:value-type="string" calcext:value-type="string">
            <text:p><text:s text:c="2"/>Trying to prove $equiv for \stripe_cnt [5]: failed.</text:p>
          </table:table-cell>
          <table:table-cell table:number-columns-repeated="6"/>
          <table:table-cell office:value-type="string" calcext:value-type="string">
            <text:p><text:s text:c="2"/>Trying to prove $equiv for \dat_req_valid: success!</text:p>
          </table:table-cell>
        </table:table-row>
        <table:table-row table:style-name="ro1">
          <table:table-cell office:value-type="string" calcext:value-type="string">
            <text:p><text:s text:c="2"/>Trying to prove $equiv for \stripe_cnt [6]: failed.</text:p>
          </table:table-cell>
          <table:table-cell table:number-columns-repeated="6"/>
          <table:table-cell office:value-type="string" calcext:value-type="string">
            <text:p><text:s text:c="2"/>Trying to prove $equiv for \dat_pipe_local_valid: success!</text:p>
          </table:table-cell>
        </table:table-row>
        <table:table-row table:style-name="ro1">
          <table:table-cell office:value-type="string" calcext:value-type="string">
            <text:p><text:s text:c="2"/>Trying to prove $equiv for \dat_exec_valid_d1: failed.</text:p>
          </table:table-cell>
          <table:table-cell table:number-columns-repeated="6"/>
          <table:table-cell office:value-type="string" calcext:value-type="string">
            <text:p><text:s text:c="2"/>Trying to prove $equiv for \dat_conv_req_dummy: failed.</text:p>
          </table:table-cell>
        </table:table-row>
        <table:table-row table:style-name="ro1">
          <table:table-cell office:value-type="string" calcext:value-type="string">
            <text:p><text:s text:c="2"/>Trying to prove $equiv for \sub_h_cnt_reg_en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7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stripe_cnt_reg_en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7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pipe_local_valid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7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pipe_valid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7 [4]: failed.</text:p>
          </table:table-cell>
        </table:table-row>
        <table:table-row table:style-name="ro1">
          <table:table-cell office:value-type="string" calcext:value-type="string">
            <text:p><text:s/>Grouping SAT models for \dat_req_bytes_d1:</text:p>
          </table:table-cell>
          <table:table-cell table:number-columns-repeated="6"/>
          <table:table-cell office:value-type="string" calcext:value-type="string">
            <text:p><text:s text:c="2"/>Trying to prove $equiv for \sc2mac_dat_a_data17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bytes_d1 [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7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bytes_d1 [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7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bytes_d1 [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8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bytes_d1 [3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8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bytes_d1 [4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8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bytes_d1 [5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8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bytes_d1 [6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8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bytes_d1 [7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8 [5]: failed.</text:p>
          </table:table-cell>
        </table:table-row>
        <table:table-row table:style-name="ro1">
          <table:table-cell office:value-type="string" calcext:value-type="string">
            <text:p><text:s/>Grouping SAT models for \dataout_w_cnt [12:4]:</text:p>
          </table:table-cell>
          <table:table-cell table:number-columns-repeated="6"/>
          <table:table-cell office:value-type="string" calcext:value-type="string">
            <text:p><text:s text:c="2"/>Trying to prove $equiv for \sc2mac_dat_a_data18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cnt [4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8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cnt [5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9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cnt [6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9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cnt [7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9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cnt [8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9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cnt [9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9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cnt [1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9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cnt [1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9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cnt [1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9 [7]: failed.</text:p>
          </table:table-cell>
        </table:table-row>
        <table:table-row table:style-name="ro1">
          <table:table-cell office:value-type="string" calcext:value-type="string">
            <text:p><text:s/>Grouping SAT models for \dataout_w_ori [12:4]:</text:p>
          </table:table-cell>
          <table:table-cell table:number-columns-repeated="6"/>
          <table:table-cell office:value-type="string" calcext:value-type="string">
            <text:p><text:s text:c="2"/>Trying to prove $equiv for \sc2mac_dat_a_data2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ori [4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ori [5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ori [6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ori [7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ori [8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ori [9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ori [1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ori [1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0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ori [1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0 [1]: failed.</text:p>
          </table:table-cell>
        </table:table-row>
        <table:table-row table:style-name="ro1">
          <table:table-cell office:value-type="string" calcext:value-type="string">
            <text:p><text:s/>Grouping SAT models for \dataout_w_cnt_inc:</text:p>
          </table:table-cell>
          <table:table-cell table:number-columns-repeated="3"/>
          <table:table-cell office:value-type="string" calcext:value-type="string">
            <text:p>fixed</text:p>
          </table:table-cell>
          <table:table-cell table:number-columns-repeated="2"/>
          <table:table-cell office:value-type="string" calcext:value-type="string">
            <text:p><text:s text:c="2"/>Trying to prove $equiv for \sc2mac_dat_a_data20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cnt_reg_en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0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ori_reg_en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0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is_last_channel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0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c_cnt_reg_en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0 [6]: failed.</text:p>
          </table:table-cell>
        </table:table-row>
        <table:table-row table:style-name="ro1">
          <table:table-cell office:value-type="string" calcext:value-type="string">
            <text:p><text:s/>Grouping SAT models for \pixel_w_cnt:</text:p>
          </table:table-cell>
          <table:table-cell table:number-columns-repeated="6"/>
          <table:table-cell office:value-type="string" calcext:value-type="string">
            <text:p><text:s text:c="2"/>Trying to prove $equiv for \sc2mac_dat_a_data20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1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1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1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3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1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4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1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5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1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6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1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7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1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8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2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9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2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1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2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1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2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1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2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13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2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14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2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15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2 [7]: failed.</text:p>
          </table:table-cell>
        </table:table-row>
        <table:table-row table:style-name="ro1">
          <table:table-cell office:value-type="string" calcext:value-type="string">
            <text:p><text:s/>Grouping SAT models for \pixel_w_ori:</text:p>
          </table:table-cell>
          <table:table-cell table:number-columns-repeated="6"/>
          <table:table-cell office:value-type="string" calcext:value-type="string">
            <text:p><text:s text:c="2"/>Trying to prove $equiv for \sc2mac_dat_a_data23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3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3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3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3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3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4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3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5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3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6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3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7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4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8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4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9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4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1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4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1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4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1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4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13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4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14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4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15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5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force_clr_d1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5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force_fetch_d1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5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w_cnt_reg_en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5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w_ori_reg_en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5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ch_ori_reg_en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5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force_fetch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5 [6]: failed.</text:p>
          </table:table-cell>
        </table:table-row>
        <table:table-row table:style-name="ro1">
          <table:table-cell office:value-type="string" calcext:value-type="string">
            <text:p><text:s/>Grouping SAT models for \datain_h_cnt:</text:p>
          </table:table-cell>
          <table:table-cell table:number-columns-repeated="6"/>
          <table:table-cell office:value-type="string" calcext:value-type="string">
            <text:p><text:s text:c="2"/>Trying to prove $equiv for \sc2mac_dat_a_data25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h_cnt [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6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h_cnt [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6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h_cnt [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6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h_cnt [3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6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h_cnt [4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6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h_cnt [5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6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h_cnt [6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6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h_cnt [7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6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h_cnt [8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7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h_cnt [9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7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h_cnt [1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7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h_cnt [1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7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h_cnt [1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7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h_cnt [13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7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h_cnt_reg_en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7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conv_req_dummy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7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wg_req_skip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8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img_req_dummy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8 [1]: failed.</text:p>
          </table:table-cell>
        </table:table-row>
        <table:table-row table:style-name="ro1">
          <table:table-cell office:value-type="string" calcext:value-type="string">
            <text:p><text:s/>Grouping SAT models for \w_bias_int8 [12:0]:</text:p>
          </table:table-cell>
          <table:table-cell table:number-columns-repeated="6"/>
          <table:table-cell office:value-type="string" calcext:value-type="string">
            <text:p><text:s text:c="2"/>Trying to prove $equiv for \sc2mac_dat_a_data28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w_bias_int8 [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8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w_bias_int8 [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8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w_bias_int8 [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8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w_bias_int8 [3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8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w_bias_int8 [4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8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w_bias_int8 [5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9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w_bias_int8 [6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9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w_bias_int8 [7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9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w_bias_int8 [8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9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w_bias_int8 [9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9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w_bias_int8 [1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9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w_bias_int8 [1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9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w_bias_int8 [1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9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valid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sub_w_st_en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 [1]: failed.</text:p>
          </table:table-cell>
        </table:table-row>
        <table:table-row table:style-name="ro1">
          <table:table-cell office:value-type="string" calcext:value-type="string">
            <text:p><text:s/>Grouping SAT models for \dat_req_sub_w_d1:</text:p>
          </table:table-cell>
          <table:table-cell table:number-columns-repeated="6"/>
          <table:table-cell office:value-type="string" calcext:value-type="string">
            <text:p><text:s text:c="2"/>Trying to prove $equiv for \sc2mac_dat_a_data3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sub_w_d1 [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sub_w_d1 [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 [4]: failed.</text:p>
          </table:table-cell>
        </table:table-row>
        <table:table-row table:style-name="ro1">
          <table:table-cell office:value-type="string" calcext:value-type="string">
            <text:p><text:s/>Grouping SAT models for \dat_req_sub_h_d1:</text:p>
          </table:table-cell>
          <table:table-cell table:number-columns-repeated="6"/>
          <table:table-cell office:value-type="string" calcext:value-type="string">
            <text:p><text:s text:c="2"/>Trying to prove $equiv for \sc2mac_dat_a_data3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sub_h_d1 [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sub_h_d1 [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sub_c_d1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0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ch_end_d1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0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dummy_d1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0 [2]: failed.</text:p>
          </table:table-cell>
        </table:table-row>
        <table:table-row table:style-name="ro1">
          <table:table-cell office:value-type="string" calcext:value-type="string">
            <text:p><text:s/>Grouping SAT models for \dat_req_cur_sub_h_d1:</text:p>
          </table:table-cell>
          <table:table-cell table:number-columns-repeated="6"/>
          <table:table-cell office:value-type="string" calcext:value-type="string">
            <text:p><text:s text:c="2"/>Trying to prove $equiv for \sc2mac_dat_a_data30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cur_sub_h_d1 [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0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cur_sub_h_d1 [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0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sub_w_st_d1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0 [6]: failed.</text:p>
          </table:table-cell>
        </table:table-row>
        <table:table-row table:style-name="ro1">
          <table:table-cell office:value-type="string" calcext:value-type="string">
            <text:p><text:s/>Grouping SAT models for \dat_req_flag_d1:</text:p>
          </table:table-cell>
          <table:table-cell table:number-columns-repeated="6"/>
          <table:table-cell office:value-type="string" calcext:value-type="string">
            <text:p><text:s text:c="2"/>Trying to prove $equiv for \sc2mac_dat_a_data30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flag_d1 [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1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flag_d1 [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1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flag_d1 [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1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flag_d1 [3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1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flag_d1 [4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1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flag_d1 [5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1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flag_d1 [6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1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flag_d1 [7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1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flag_d1 [8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2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rls_d1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2 [1]: failed.</text:p>
          </table:table-cell>
        </table:table-row>
        <table:table-row table:style-name="ro1">
          <table:table-cell office:value-type="string" calcext:value-type="string">
            <text:p><text:s/>Grouping SAT models for \h_bias_0_d1:</text:p>
          </table:table-cell>
          <table:table-cell table:number-columns-repeated="6"/>
          <table:table-cell office:value-type="string" calcext:value-type="string">
            <text:p><text:s text:c="2"/>Trying to prove $equiv for \sc2mac_dat_a_data32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0_d1 [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2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0_d1 [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2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0_d1 [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2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0_d1 [3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2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0_d1 [4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2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0_d1 [5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3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0_d1 [6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3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0_d1 [7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3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0_d1 [8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3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0_d1 [9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3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0_d1 [1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3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0_d1 [1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3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0_d1 [1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3 [7]: failed.</text:p>
          </table:table-cell>
        </table:table-row>
        <table:table-row table:style-name="ro1">
          <table:table-cell office:value-type="string" calcext:value-type="string">
            <text:p><text:s/>Grouping SAT models for \h_bias_1_d1:</text:p>
          </table:table-cell>
          <table:table-cell table:number-columns-repeated="6"/>
          <table:table-cell office:value-type="string" calcext:value-type="string">
            <text:p><text:s text:c="2"/>Trying to prove $equiv for \sc2mac_dat_a_data34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1_d1 [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4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1_d1 [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4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1_d1 [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4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1_d1 [3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4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1_d1 [4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4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1_d1 [5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4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1_d1 [6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4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1_d1 [7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5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1_d1 [8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5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1_d1 [9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5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1_d1 [1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5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1_d1 [1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5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1_d1 [1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5 [5]: failed.</text:p>
          </table:table-cell>
        </table:table-row>
        <table:table-row table:style-name="ro1">
          <table:table-cell office:value-type="string" calcext:value-type="string">
            <text:p><text:s/>Grouping SAT models for \h_bias_2_d1:</text:p>
          </table:table-cell>
          <table:table-cell table:number-columns-repeated="6"/>
          <table:table-cell office:value-type="string" calcext:value-type="string">
            <text:p><text:s text:c="2"/>Trying to prove $equiv for \sc2mac_dat_a_data35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2_d1 [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5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2_d1 [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6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2_d1 [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6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2_d1 [3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6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2_d1 [4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6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2_d1 [5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6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2_d1 [6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6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2_d1 [7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6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2_d1 [8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6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2_d1 [9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7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2_d1 [1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7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2_d1 [1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7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2_d1 [1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7 [3]: failed.</text:p>
          </table:table-cell>
        </table:table-row>
        <table:table-row table:style-name="ro1">
          <table:table-cell office:value-type="string" calcext:value-type="string">
            <text:p><text:s/>Grouping SAT models for \h_bias_3_d1:</text:p>
          </table:table-cell>
          <table:table-cell table:number-columns-repeated="6"/>
          <table:table-cell office:value-type="string" calcext:value-type="string">
            <text:p><text:s text:c="2"/>Trying to prove $equiv for \sc2mac_dat_a_data37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3_d1 [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7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3_d1 [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7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3_d1 [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7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3_d1 [3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8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3_d1 [4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8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3_d1 [5]: failed.</text:p>
          </table:table-cell>
          <table:table-cell table:number-columns-repeated="6"/>
          <table:table-cell office:value-type="string" calcext:value-type="string">
            <text:p><text:s text:c="2"/>Trying to prove $equiv for \h_bias_3_d1 [11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3_d1 [6]: failed.</text:p>
          </table:table-cell>
          <table:table-cell table:number-columns-repeated="6"/>
          <table:table-cell office:value-type="string" calcext:value-type="string">
            <text:p><text:s text:c="2"/>Trying to prove $equiv for \h_bias_3_d1 [12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3_d1 [7]: failed.</text:p>
          </table:table-cell>
          <table:table-cell table:number-columns-repeated="6"/>
          <table:table-cell office:value-type="string" calcext:value-type="string">
            <text:p><text:s text:c="2"/>Trying to prove $equiv for \pixel_ch_ori_reg_en: success!</text:p>
          </table:table-cell>
        </table:table-row>
        <table:table-row table:style-name="ro1">
          <table:table-cell office:value-type="string" calcext:value-type="string">
            <text:p><text:s text:c="2"/>Trying to prove $equiv for \h_bias_3_d1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h_bias_3_d1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h_bias_3_d1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h_bias_3_d1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h_bias_3_d1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w_bias_d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w_bias_d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w_bias_d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w_bias_d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w_bias_d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w_bias_d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w_bias_d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w_bias_d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w_bias_d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w_bias_d1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w_bias_d1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w_bias_d1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w_bias_d1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w_bias_d1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is_dat_req_addr_wrap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dat_req_addr_last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eq_addr_last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eq_addr_last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eq_addr_last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eq_addr_last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eq_addr_last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eq_addr_last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eq_addr_last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eq_addr_last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eq_addr_last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eq_addr_last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eq_addr_last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eq_addr_last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eq_addr_last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buf_dat_rd_en_w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vld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dat_rsp_pipe_pd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1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1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1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1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1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1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1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2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2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2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2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2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2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2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2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2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exec_pvld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exec_dummy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dat_rsp_exec_sub_h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exec_sub_h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exec_sub_h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rsp_sft_cnt_l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rsp_sft_cnt_l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rsp_sft_cnt_l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rsp_sft_cnt_l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rsp_sft_cnt_l0_ori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_ori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_ori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_ori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_ori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_ori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_ori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_ori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_ori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rsp_sft_cnt_l1_ori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_ori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_ori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_ori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_ori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_ori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_ori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_ori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_ori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rsp_sft_cnt_l2_ori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_ori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_ori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_ori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_ori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_ori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_ori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_ori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_ori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rsp_sft_cnt_l3_ori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_ori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_ori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_ori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_ori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_ori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_ori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_ori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_ori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_ori_en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_ori_en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_ori_en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_ori_en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out_pvld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dat_out_flag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out_flag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out_flag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out_flag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out_flag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out_flag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out_flag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out_flag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out_flag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out_flag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out_pvld_w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ved 0 previously unproven $equiv cells.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<text:s text:c="2"/>Trying to prove $equiv for \dataout_w_init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_init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_init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_init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_init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_init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_init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_init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_init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_init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_init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_init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_init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data_bank [4:1]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_bank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_bank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_bank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_bank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datain_width [13:1]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 [1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datain_width_cmp [12:1]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_cmp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_cmp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_cmp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_cmp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_cmp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_cmp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_cmp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_cmp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_cmp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_cmp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_cmp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_cmp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datain_height_cmp [12:1]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height_cmp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height_cmp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height_cmp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height_cmp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height_cmp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height_cmp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height_cmp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height_cmp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height_cmp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height_cmp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height_cmp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height_cmp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datain_channel_cmp [6:1]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channel_cmp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channel_cmp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channel_cmp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channel_cmp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channel_cmp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channel_cmp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ub_h_total_g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ub_h_total_g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ub_h_total_g3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ub_h_total_g4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ub_h_total_g5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ub_h_total_g6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ub_h_total_g7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ub_h_total_g8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ub_h_total_g9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ub_h_total_g1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ub_h_total_g1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conv_x_stride [3:1]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onv_x_stride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onv_x_stride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onv_x_stride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conv_y_stride [3:1]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onv_y_stride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onv_y_stride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onv_y_stride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stride_odd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pixel_x_init [5:1]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init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init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init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init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init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pixel_x_init_offset [6:1]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init_offset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init_offset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init_offset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init_offset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init_offset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init_offset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pixel_x_add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add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add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add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add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add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add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add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pixel_x_byte_stride [5:1]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byte_stride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byte_stride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byte_stride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byte_stride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byte_stride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pixel_ch_stride [11:6]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ch_stride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ch_stride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ch_stride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ch_stride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ch_stride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ch_stride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x_dilate [5:1]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x_dilate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x_dilate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x_dilate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x_dilate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x_dilate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y_dilate [5:1]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y_dilate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y_dilate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y_dilate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y_dilate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y_dilate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entries [14:1]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 [1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 [1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entries_batch [14:1]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_batch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_batch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_batch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_batch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_batch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_batch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_batch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_batch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_batch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_batch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_batch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_batch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_batch [1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_batch [1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h_offset_slice [5:0]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h_offset_slice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h_offset_slice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h_offset_slice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h_offset_slice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h_offset_slice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h_offset_slice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rls_slices [11:1]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ls_slices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ls_slices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ls_slices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ls_slices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ls_slices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ls_slices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ls_slices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ls_slices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ls_slices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ls_slices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ls_slices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lice_left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lice_left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lice_left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lice_left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lice_left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lice_left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lice_left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lice_left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lice_left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lice_left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lice_left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lice_left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lice_left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lice_left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lice_left [1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dataout_width_cmp [12:1]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idth_cmp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idth_cmp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idth_cmp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idth_cmp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idth_cmp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idth_cmp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idth_cmp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idth_cmp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idth_cmp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idth_cmp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idth_cmp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idth_cmp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{ \pra_truncate [7:3] \pra_truncate [1] }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ra_truncate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ra_truncate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ra_truncate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ra_truncate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ra_truncate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ra_truncate [7]: failed.</text:p>
          </table:table-cell>
          <table:table-cell table:number-columns-repeated="7"/>
        </table:table-row>
        <table:table-row table:style-name="ro1" table:number-rows-repeated="2908">
          <table:table-cell table:number-columns-repeated="8"/>
        </table:table-row>
        <table:table-row table:style-name="ro1">
          <table:table-cell office:value-type="string" calcext:value-type="string">
            <text:p><text:s text:c="2"/>Trying to prove $equiv for \dat_slice_av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slice_av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slice_av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slice_av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slice_av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slice_av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slice_av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slice_av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slice_av1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slice_av1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slice_av1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slice_av1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slice_av1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slice_av1 [1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dat_entry_avl [14:1]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entry_avl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entry_avl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entry_avl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entry_avl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entry_avl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entry_avl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entry_avl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entry_avl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entry_avl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entry_avl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entry_avl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entry_avl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entry_avl [1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entry_avl [1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dat_entry_st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entry_st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entry_st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entry_st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entry_st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entry_st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entry_st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entry_st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entry_st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entry_st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entry_st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entry_st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entry_st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entry_st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entry_st [1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entry_st [1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dat_entry_end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entry_end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entry_end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entry_end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entry_end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entry_end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entry_end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entry_end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entry_end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entry_end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entry_end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entry_end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entry_end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entry_end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entry_end [1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entry_end [1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is_dat_entry_st_wrap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is_dat_entry_end_wrap: failed.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\NV_soDLA_CSC_DL_CBUF_updt_ga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 passed</text:p>
          </table:table-cell>
          <table:table-cell table:number-columns-repeated="7"/>
        </table:table-row>
        <table:table-row table:style-name="ro1" table:number-rows-repeated="8335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waived</text:p>
          </table:table-cell>
          <table:table-cell table:number-columns-repeated="2"/>
        </table:table-row>
      </table:table>
      <table:table table:name="apb2csb" table:style-name="ta1">
        <table:table-column table:style-name="co1" table:number-columns-repeated="7" table:default-cell-style-name="Default"/>
        <table:table-column table:style-name="co1" table:default-cell-style-name="ce8"/>
        <table:table-row table:style-name="ro1">
          <table:table-cell table:style-name="ce7" office:value-type="string" calcext:value-type="string">
            <text:p>Trying to prove $equiv for \rd_trans_low: failed.</text:p>
          </table:table-cell>
          <table:table-cell table:number-columns-repeated="5"/>
          <table:table-cell office:value-type="string" calcext:value-type="string">
            <text:p>tested on firesim</text:p>
          </table:table-cell>
          <table:table-cell/>
        </table:table-row>
        <table:table-row table:style-name="ro1" table:number-rows-repeated="104857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fgrom" table:style-name="ta1">
        <table:table-column table:style-name="co1" table:number-columns-repeated="7" table:default-cell-style-name="Default"/>
        <table:table-column table:style-name="co1" table:default-cell-style-name="ce8"/>
        <table:table-row table:style-name="ro1">
          <table:table-cell office:value-type="string" calcext:value-type="string">
            <text:p><text:s text:c="2"/>Trying to prove $equiv for \cfgrom2csb_resp_pd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valid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5]: failed.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6"/>
          <table:table-cell table:number-columns-repeated="7"/>
        </table:table-row>
        <table:table-row table:style-name="ro1">
          <table:table-cell table:style-name="ce18" office:value-type="string" calcext:value-type="string">
            <text:p>NV_NVDLA_CFGROM_r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1" table:number-rows-repeated="104853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libs" table:style-name="ta1">
        <table:table-column table:style-name="co1" table:number-columns-repeated="5" table:default-cell-style-name="Default"/>
        <table:table-column table:style-name="co1" table:default-cell-style-name="ce17"/>
        <table:table-column table:style-name="co1" table:default-cell-style-name="Default"/>
        <table:table-column table:style-name="co1" table:default-cell-style-name="ce8"/>
        <table:table-column table:style-name="co1" table:number-columns-repeated="3" table:default-cell-style-name="Default"/>
        <table:table-row table:style-name="ro1">
          <table:table-cell table:number-columns-repeated="5"/>
          <table:table-cell office:value-type="string" calcext:value-type="string">
            <text:p>ppt</text:p>
          </table:table-cell>
          <table:table-cell/>
          <table:table-cell office:value-type="string" calcext:value-type="string">
            <text:p>equiv_check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AN2D4PO4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KLNQD12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KLNQD12PO</text:p>
          </table:table-cell>
          <table:table-cell table:number-columns-repeated="4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BC_Pipe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IS_Pipe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MUX2D4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MUX2HDD2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OR2D1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K_GATING</text:p>
          </table:table-cell>
          <table:table-cell/>
          <table:table-cell office:value-type="string" calcext:value-type="string">
            <text:p>try to disable on fpga</text:p>
          </table:table-cell>
          <table:table-cell table:number-columns-repeated="6"/>
          <table:table-cell office:value-type="string" calcext:value-type="string">
            <text:p>Failed on Firesim</text:p>
          </table:table-cell>
          <table:table-cell office:value-type="string" calcext:value-type="string">
            <text:p>WARNING: [Place 30-568] A LUT 'WRAPPER_INST/CL/firesim_top/top/sim/target/nvdla/u_nvdla/nvdla_top/u_partition_ma/u_NV_NVDLA_cmac/wrapper/NV_soDLA_cmac/NV_NVDLA_CMAC_core/NV_NVDLA_slcg_11/SO_CLK_gate_power/p_clkgate/_T_1423[21]_bret_bret_i_3__14' is driving clock pin of 24824 registers. This could lead to large hold time violations. First few involved registers are: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WARNING: [Place 30-568] A LUT 'WRAPPER_INST/CL/firesim_top/top/sim/target/nvdla/u_nvdla/nvdla_top/u_partition_mb/u_NV_NVDLA_cmac/wrapper/NV_soDLA_cmac/NV_NVDLA_CMAC_core/NV_NVDLA_slcg/SO_CLK_gate_power/p_clkgate/_T_1423[21]_bret_bret_i_3__29' is driving clock pin of 2101 registers. This could lead to large hold time violations. First few involved registers are: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WARNING: [Place 30-568] A LUT 'WRAPPER_INST/CL/firesim_top/top/sim/target/nvdla/u_nvdla/nvdla_top/u_partition_ma/u_NV_NVDLA_cmac/wrapper/NV_soDLA_cmac/NV_NVDLA_CMAC_core/NV_NVDLA_slcg/SO_CLK_gate_power/p_clkgate/_T_1423[21]_bret_bret_i_3__13' is driving clock pin of 2101 registers. This could lead to large hold time violations. First few involved registers are: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WARNING: [Place 30-568] A LUT 'WRAPPER_INST/CL/firesim_top/top/sim/target/nvdla/u_nvdla/nvdla_top/u_partition_mb/u_NV_NVDLA_cmac/wrapper/NV_soDLA_cmac/NV_NVDLA_CMAC_core/NV_NVDLA_slcg_11/SO_CLK_gate_power/p_clkgate/_T_1423[21]_bret_bret_i_3__30' is driving clock pin of 24816 registers. This could lead to large hold time violations. First few involved registers are:</text:p>
          </table:table-cell>
        </table:table-row>
        <table:table-row table:style-name="ro1">
          <table:table-cell office:value-type="string" calcext:value-type="string">
            <text:p>NV_NVDLA_HLS_saturate</text:p>
          </table:table-cell>
          <table:table-cell table:number-columns-repeated="6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leftsu</text:p>
          </table:table-cell>
          <table:table-cell table:number-columns-repeated="6"/>
          <table:table-cell office:value-type="string" calcext:value-type="string">
            <text:p>data_out(16-31) failed, due to &lt;&lt; has automated width expan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rightss</text:p>
          </table:table-cell>
          <table:table-cell table:number-columns-repeated="6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rightsu</text:p>
          </table:table-cell>
          <table:table-cell table:number-columns-repeated="6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rightusz</text:p>
          </table:table-cell>
          <table:table-cell table:number-columns-repeated="6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rightsatsu</text:p>
          </table:table-cell>
          <table:table-cell table:number-columns-repeated="6"/>
          <table:table-cell office:value-type="string" calcext:value-type="string">
            <text:p>Trying to prove $equiv for \left_shift_sat: failed. ‘&lt;&lt;’ has automated width expansion</text:p>
          </table:table-cell>
          <table:table-cell table:number-columns-repeated="3"/>
        </table:table-row>
        <table:table-row table:style-name="ro1" table:number-rows-repeated="104855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dp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DP_RDMA_REG_d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DP_REG_dual</text:p>
          </table:table-cell>
          <table:table-cell/>
          <table:table-cell office:value-type="string" calcext:value-type="string">
            <text:p>fix on 12/14</text:p>
          </table:table-cell>
        </table:table-row>
        <table:table-row table:style-name="ro1">
          <table:table-cell office:value-type="string" calcext:value-type="string">
            <text:p>bn_mul_prelu: failed.</text:p>
          </table:table-cell>
          <table:table-cell table:number-columns-repeated="2"/>
        </table:table-row>
      </table:table>
      <table:table table:name="cdp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V_soDLA_CDP_RDMA_REG_du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V_soDLA_CDP_REG_dual</text:p>
          </table:table-cell>
          <table:table-cell table:number-columns-repeated="3"/>
          <table:table-cell office:value-type="string" calcext:value-type="string">
            <text:p>fixed on 12/14</text:p>
          </table:table-cell>
        </table:table-row>
        <table:table-row table:style-name="ro1">
          <table:table-cell office:value-type="string" calcext:value-type="string">
            <text:p>dst_base_addr_low fail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ying to prove $equiv for \input_data_type [0]: fail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ying to prove $equiv for \datin_scale [0]: fail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ying to prove $equiv for \datout_scale [0]: failed.</text:p>
          </table:table-cell>
          <table:table-cell table:number-columns-repeated="4"/>
        </table:table-row>
      </table:table>
      <table:table table:name="cdma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dma_reg</text:p>
          </table:table-cell>
          <table:table-cell table:number-columns-repeated="4"/>
          <table:table-cell office:value-type="string" calcext:value-type="string">
            <text:p>fix on 12/14</text:p>
          </table:table-cell>
        </table:table-row>
        <table:table-row table:style-name="ro1">
          <table:table-cell office:value-type="string" calcext:value-type="string">
            <text:p><text:s text:c="2"/>Trying to prove $equiv for \line_stride [1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3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31]: failed.</text:p>
          </table:table-cell>
          <table:table-cell table:number-columns-repeated="5"/>
        </table:table-row>
      </table:table>
      <table:table table:name="risk accessment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hazard analysi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: Frequently</text:p>
          </table:table-cell>
          <table:table-cell office:value-type="string" calcext:value-type="string">
            <text:p>B: Probable</text:p>
          </table:table-cell>
          <table:table-cell office:value-type="string" calcext:value-type="string">
            <text:p>C: Occasional</text:p>
          </table:table-cell>
          <table:table-cell office:value-type="string" calcext:value-type="string">
            <text:p>D: Remote</text:p>
          </table:table-cell>
          <table:table-cell office:value-type="string" calcext:value-type="string">
            <text:p>E: Improbable</text:p>
          </table:table-cell>
        </table:table-row>
        <table:table-row table:style-name="ro1">
          <table:table-cell/>
          <table:table-cell office:value-type="string" calcext:value-type="string">
            <text:p>1. Catastrophic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</table:table-row>
        <table:table-row table:style-name="ro1">
          <table:table-cell/>
          <table:table-cell office:value-type="string" calcext:value-type="string">
            <text:p>2. Critical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</table:table-row>
        <table:table-row table:style-name="ro1">
          <table:table-cell/>
          <table:table-cell office:value-type="string" calcext:value-type="string">
            <text:p>3. Serious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</table:table-row>
        <table:table-row table:style-name="ro1">
          <table:table-cell/>
          <table:table-cell office:value-type="string" calcext:value-type="string">
            <text:p>4. Minor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</table:table-row>
      </table:table>
      <table:named-expressions/>
      <table:database-ranges>
        <table:database-range table:name="__Anonymous_Sheet_DB__4" table:target-range-address="csc.E19:csc.E1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ans-Italic" svg:font-family="LiberationSans-Italic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1">00/00/0000</text:date>, <text:time style:data-style-name="N2" text:time-value="14:55:46.0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1.1$Windows_X86_64 LibreOffice_project/60bfb1526849283ce2491346ed2aa51c465abfe6</meta:generator>
    <dc:date>2020-01-01T15:43:49.403000000</dc:date>
    <meta:editing-duration>P3DT5H3M43S</meta:editing-duration>
    <meta:editing-cycles>17</meta:editing-cycles>
    <meta:document-statistic meta:table-count="12" meta:cell-count="2445" meta:object-count="0"/>
  </office:meta>
</office:document-meta>
</file>